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4375in"/>
    </style:style>
    <style:style style:name="Table1.B" style:family="table-column">
      <style:table-column-properties style:column-width="6.4861in"/>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background-color="#333333" fo:padding="0.0382in" fo:border-left="0.05pt solid #000000" fo:border-right="none" fo:border-top="none" fo:border-bottom="0.05pt solid #000000">
        <style:background-image/>
      </style:table-cell-properties>
    </style:style>
    <style:style style:name="Table1.B3" style:family="table-cell">
      <style:table-cell-properties fo:background-color="#333333" fo:padding="0.0382in" fo:border-left="none"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none"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none"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none" fo:border-right="0.05pt solid #000000" fo:border-top="none" fo:border-bottom="0.05pt solid #000000"/>
    </style:style>
    <style:style style:name="Table2"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4375in"/>
    </style:style>
    <style:style style:name="Table2.B" style:family="table-column">
      <style:table-column-properties style:column-width="6.4861in"/>
    </style:style>
    <style:style style:name="Table2.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background-color="#333333" fo:padding="0.0382in" fo:border-left="0.05pt solid #000000" fo:border-right="none" fo:border-top="none" fo:border-bottom="0.05pt solid #000000">
        <style:background-image/>
      </style:table-cell-properties>
    </style:style>
    <style:style style:name="Table2.B3" style:family="table-cell">
      <style:table-cell-properties fo:background-color="#333333" fo:padding="0.0382in" fo:border-left="none"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none"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none" fo:border-right="0.05pt solid #000000" fo:border-top="none" fo:border-bottom="0.05pt solid #000000"/>
    </style:style>
    <style:style style:name="Table2.11" style:family="table-row">
      <style:table-row-properties style:min-row-height="0.7104in"/>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none" fo:border-right="0.05pt solid #000000" fo:border-top="none" fo:border-bottom="0.05pt solid #000000"/>
    </style:style>
    <style:style style:name="Table2.13" style:family="table-row">
      <style:table-row-properties fo:background-color="transparent" fo:keep-together="auto">
        <style:background-image/>
      </style:table-row-properties>
    </style:style>
    <style:style style:name="Table2.A1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13"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none" fo:border-right="0.05pt solid #000000" fo:border-top="none" fo:border-bottom="0.05pt solid #000000"/>
    </style:style>
    <style:style style:name="Table2.15" style:family="table-row">
      <style:table-row-properties style:min-row-height="1.2285in" fo:background-color="transparent" fo:keep-together="auto">
        <style:background-image/>
      </style:table-row-properties>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none" fo:border-right="0.05pt solid #000000" fo:border-top="none" fo:border-bottom="0.05pt solid #000000"/>
    </style:style>
    <style:style style:name="Table2.17" style:family="table-row">
      <style:table-row-properties fo:background-color="transparent" fo:keep-together="auto">
        <style:background-image/>
      </style:table-row-properties>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none" fo:border-right="0.05pt solid #000000" fo:border-top="none" fo:border-bottom="0.05pt solid #000000"/>
    </style:style>
    <style:style style:name="Table2.19" style:family="table-row">
      <style:table-row-properties fo:background-color="transparent" fo:keep-together="auto">
        <style:background-image/>
      </style:table-row-properties>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none" fo:border-right="0.05pt solid #000000" fo:border-top="none" fo:border-bottom="0.05pt solid #000000"/>
    </style:style>
    <style:style style:name="Table2.21" style:family="table-row">
      <style:table-row-properties fo:background-color="transparent" fo:keep-together="auto">
        <style:background-image/>
      </style:table-row-properties>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none" fo:border-right="0.05pt solid #000000" fo:border-top="none" fo:border-bottom="0.05pt solid #000000"/>
    </style:style>
    <style:style style:name="Table2.23" style:family="table-row">
      <style:table-row-properties fo:background-color="transparent" fo:keep-together="auto">
        <style:background-image/>
      </style:table-row-properties>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none" fo:border-right="0.05pt solid #000000" fo:border-top="none" fo:border-bottom="0.05pt solid #000000"/>
    </style:style>
    <style:style style:name="Table3" style:family="table">
      <style:table-properties style:width="6.9236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4375in"/>
    </style:style>
    <style:style style:name="Table3.B" style:family="table-column">
      <style:table-column-properties style:column-width="6.4861in"/>
    </style:style>
    <style:style style:name="Table3.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3.B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background-color="#333333" fo:padding="0.0382in" fo:border-left="0.05pt solid #000000" fo:border-right="none" fo:border-top="none" fo:border-bottom="0.05pt solid #000000">
        <style:background-image/>
      </style:table-cell-properties>
    </style:style>
    <style:style style:name="Table3.B3" style:family="table-cell">
      <style:table-cell-properties fo:background-color="#333333" fo:padding="0.0382in" fo:border-left="none" fo:border-right="0.05pt solid #000000" fo:border-top="none" fo:border-bottom="0.05pt solid #000000">
        <style:background-image/>
      </style:table-cell-properties>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none"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none"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none" fo:border-right="0.05pt solid #000000" fo:border-top="none" fo:border-bottom="0.05pt solid #000000"/>
    </style:style>
    <style:style style:name="Table3.11" style:family="table-row">
      <style:table-row-properties fo:background-color="transparent" fo:keep-together="auto">
        <style:background-image/>
      </style:table-row-properties>
    </style:style>
    <style:style style:name="Table3.A11"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11" style:family="table-cell">
      <style:table-cell-properties style:vertical-align="" fo:background-color="#333333" fo:padding="0.0382in" fo:border-left="none" fo:border-right="0.05pt solid #000000" fo:border-top="none" fo:border-bottom="0.05pt solid #000000" style:writing-mode="page">
        <style:background-image/>
      </style:table-cell-properties>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31594" officeooo:paragraph-rsid="00131594"/>
    </style:style>
    <style:style style:name="P2" style:family="paragraph" style:parent-style-name="Standard">
      <style:text-properties fo:font-size="18pt" fo:font-weight="bold" officeooo:rsid="00131594" officeooo:paragraph-rsid="00131594" style:font-size-asian="18pt" style:font-weight-asian="bold" style:font-size-complex="18pt" style:font-weight-complex="bold"/>
    </style:style>
    <style:style style:name="P3" style:family="paragraph" style:parent-style-name="Standard">
      <style:text-properties fo:font-size="15pt" officeooo:rsid="00131594" officeooo:paragraph-rsid="00131594" style:font-size-asian="15pt" style:font-size-complex="15pt"/>
    </style:style>
    <style:style style:name="P4" style:family="paragraph" style:parent-style-name="Standard">
      <style:text-properties fo:font-size="10.5pt" officeooo:rsid="001a1acc" officeooo:paragraph-rsid="001a1acc" style:font-size-asian="10.5pt" style:font-size-complex="10.5pt"/>
    </style:style>
    <style:style style:name="P5" style:family="paragraph" style:parent-style-name="Standard">
      <style:text-properties fo:font-size="10.5pt" officeooo:rsid="001a1acc" officeooo:paragraph-rsid="00207a3b" style:font-size-asian="10.5pt" style:font-size-complex="10.5pt"/>
    </style:style>
    <style:style style:name="P6" style:family="paragraph" style:parent-style-name="Standard">
      <style:text-properties fo:font-size="10.5pt" officeooo:rsid="001a1acc" officeooo:paragraph-rsid="00219b80" style:font-size-asian="10.5pt" style:font-size-complex="10.5pt"/>
    </style:style>
    <style:style style:name="P7" style:family="paragraph" style:parent-style-name="Standard">
      <style:text-properties fo:font-size="10.5pt" officeooo:rsid="001a1acc" officeooo:paragraph-rsid="0028c0e7" style:font-size-asian="10.5pt" style:font-size-complex="10.5pt"/>
    </style:style>
    <style:style style:name="P8" style:family="paragraph" style:parent-style-name="Standard">
      <style:text-properties fo:font-size="10.5pt" officeooo:rsid="0022e267" officeooo:paragraph-rsid="0022e267" style:font-size-asian="10.5pt" style:font-size-complex="10.5pt"/>
    </style:style>
    <style:style style:name="P9" style:family="paragraph" style:parent-style-name="Standard">
      <style:text-properties fo:font-size="10.5pt" officeooo:rsid="0022e267" officeooo:paragraph-rsid="0028c0e7" style:font-size-asian="10.5pt" style:font-size-complex="10.5pt"/>
    </style:style>
    <style:style style:name="P10" style:family="paragraph" style:parent-style-name="Standard">
      <style:text-properties officeooo:rsid="001a1acc" officeooo:paragraph-rsid="001a1acc"/>
    </style:style>
    <style:style style:name="P11" style:family="paragraph" style:parent-style-name="Standard">
      <style:text-properties fo:font-size="12pt" officeooo:rsid="001a1acc" officeooo:paragraph-rsid="001ba74f" style:font-size-asian="12pt" style:font-size-complex="12pt"/>
    </style:style>
    <style:style style:name="P12" style:family="paragraph" style:parent-style-name="Standard">
      <style:text-properties fo:font-size="12pt" officeooo:rsid="001a1acc" officeooo:paragraph-rsid="00207a3b" style:font-size-asian="12pt" style:font-size-complex="12pt"/>
    </style:style>
    <style:style style:name="P13" style:family="paragraph" style:parent-style-name="Standard">
      <style:text-properties fo:font-size="12pt" officeooo:rsid="001a1acc" officeooo:paragraph-rsid="0028c0e7" style:font-size-asian="12pt" style:font-size-complex="12pt"/>
    </style:style>
    <style:style style:name="P14" style:family="paragraph" style:parent-style-name="Standard">
      <style:text-properties fo:font-size="12pt" fo:font-weight="bold" officeooo:rsid="001d389d" officeooo:paragraph-rsid="001d389d" style:font-size-asian="12pt" style:font-weight-asian="bold" style:font-size-complex="12pt" style:font-weight-complex="bold"/>
    </style:style>
    <style:style style:name="P15" style:family="paragraph" style:parent-style-name="Standard">
      <style:text-properties fo:font-size="12pt" fo:font-weight="bold" officeooo:rsid="001d389d" officeooo:paragraph-rsid="00207a3b" style:font-size-asian="12pt" style:font-weight-asian="bold" style:font-size-complex="12pt" style:font-weight-complex="bold"/>
    </style:style>
    <style:style style:name="P16" style:family="paragraph" style:parent-style-name="Standard">
      <style:text-properties fo:font-size="12pt" fo:font-weight="bold" officeooo:rsid="001d389d" officeooo:paragraph-rsid="0028c0e7" style:font-size-asian="12pt" style:font-weight-asian="bold" style:font-size-complex="12pt" style:font-weight-complex="bold"/>
    </style:style>
    <style:style style:name="P17" style:family="paragraph" style:parent-style-name="Standard">
      <style:text-properties fo:font-size="12pt" fo:font-weight="normal" officeooo:rsid="001d389d" officeooo:paragraph-rsid="001d389d" style:font-size-asian="12pt" style:font-weight-asian="normal" style:font-size-complex="12pt" style:font-weight-complex="normal"/>
    </style:style>
    <style:style style:name="P18" style:family="paragraph" style:parent-style-name="Standard">
      <style:text-properties fo:font-size="12pt" fo:font-weight="normal" officeooo:rsid="001e9353" officeooo:paragraph-rsid="001e9353" style:font-size-asian="12pt" style:font-weight-asian="normal" style:font-size-complex="12pt" style:font-weight-complex="normal"/>
    </style:style>
    <style:style style:name="P19" style:family="paragraph" style:parent-style-name="Standard">
      <style:text-properties fo:font-size="12pt" fo:font-weight="normal" officeooo:rsid="001a1acc" officeooo:paragraph-rsid="00207a3b" style:font-size-asian="12pt" style:font-weight-asian="normal" style:font-size-complex="12pt" style:font-weight-complex="normal"/>
    </style:style>
    <style:style style:name="P20" style:family="paragraph" style:parent-style-name="Standard">
      <style:text-properties fo:font-size="12pt" fo:font-weight="normal" officeooo:rsid="001a1acc" officeooo:paragraph-rsid="0028c0e7" style:font-size-asian="12pt" style:font-weight-asian="normal" style:font-size-complex="12pt" style:font-weight-complex="normal"/>
    </style:style>
    <style:style style:name="P21" style:family="paragraph" style:parent-style-name="Standard">
      <style:text-properties fo:font-size="12pt" fo:font-weight="normal" officeooo:rsid="0028c0e7" officeooo:paragraph-rsid="0028c0e7" style:font-size-asian="12pt" style:font-weight-asian="normal" style:font-size-complex="12pt" style:font-weight-complex="normal"/>
    </style:style>
    <style:style style:name="P22" style:family="paragraph" style:parent-style-name="Standard">
      <style:text-properties fo:font-size="12pt" fo:font-style="italic" fo:font-weight="normal" officeooo:rsid="001d389d" officeooo:paragraph-rsid="001d389d" style:font-size-asian="12pt" style:font-style-asian="italic" style:font-weight-asian="normal" style:font-size-complex="12pt" style:font-style-complex="italic" style:font-weight-complex="normal"/>
    </style:style>
    <style:style style:name="P23" style:family="paragraph" style:parent-style-name="Standard">
      <style:text-properties fo:font-size="12pt" fo:font-style="italic" fo:font-weight="normal" officeooo:rsid="001e9353" officeooo:paragraph-rsid="001e9353" style:font-size-asian="12pt" style:font-style-asian="italic" style:font-weight-asian="normal" style:font-size-complex="12pt" style:font-style-complex="italic" style:font-weight-complex="normal"/>
    </style:style>
    <style:style style:name="P24" style:family="paragraph" style:parent-style-name="Standard">
      <style:text-properties fo:font-size="12pt" officeooo:rsid="0022e267" officeooo:paragraph-rsid="0022e267" style:font-size-asian="10.5pt" style:font-size-complex="12pt"/>
    </style:style>
    <style:style style:name="P25" style:family="paragraph" style:parent-style-name="Standard">
      <style:text-properties fo:font-size="12pt" officeooo:rsid="0022e267" officeooo:paragraph-rsid="0028c0e7" style:font-size-asian="10.5pt" style:font-size-complex="12pt"/>
    </style:style>
    <style:style style:name="P26" style:family="paragraph" style:parent-style-name="Standard">
      <style:paragraph-properties style:line-height-at-least="0.1583in"/>
      <style:text-properties fo:color="#d4d4d4" style:font-name="Droid Sans Mono" fo:font-size="8.39999961853027pt" fo:font-weight="normal" fo:background-color="#333333"/>
    </style:style>
    <style:style style:name="P27" style:family="paragraph" style:parent-style-name="Standard">
      <style:paragraph-properties style:line-height-at-least="0.1583in"/>
      <style:text-properties fo:color="#d4d4d4" style:font-name="Droid Sans Mono" fo:font-size="8.39999961853027pt" fo:font-weight="normal" officeooo:paragraph-rsid="00207a3b" fo:background-color="#333333"/>
    </style:style>
    <style:style style:name="P28" style:family="paragraph" style:parent-style-name="Standard">
      <style:paragraph-properties style:line-height-at-least="0.1583in"/>
      <style:text-properties fo:color="#d4d4d4" style:font-name="Droid Sans Mono" fo:font-size="8.39999961853027pt" fo:font-weight="normal" officeooo:paragraph-rsid="0028c0e7" fo:background-color="#333333"/>
    </style:style>
    <style:style style:name="P29" style:family="paragraph" style:parent-style-name="Standard">
      <style:paragraph-properties style:line-height-at-least="0.1583in"/>
      <style:text-properties fo:color="#d4d4d4" style:font-name="Droid Sans Mono" fo:font-size="8.39999961853027pt" fo:font-weight="normal" officeooo:paragraph-rsid="0013a7a5" fo:background-color="#333333"/>
    </style:style>
    <style:style style:name="P30" style:family="paragraph" style:parent-style-name="Standard">
      <style:paragraph-properties style:line-height-at-least="0.1583in"/>
      <style:text-properties fo:color="#d4d4d4" style:font-name="Droid Sans Mono" fo:font-size="8.39999961853027pt" fo:font-weight="normal" officeooo:paragraph-rsid="0026ed50" fo:background-color="#333333"/>
    </style:style>
    <style:style style:name="P31" style:family="paragraph" style:parent-style-name="Standard">
      <style:text-properties fo:color="#d4d4d4" style:font-name="Droid Sans Mono" fo:font-size="8.39999961853027pt" fo:font-weight="normal" officeooo:rsid="00207a3b" officeooo:paragraph-rsid="00207a3b" fo:background-color="#333333"/>
    </style:style>
    <style:style style:name="P32" style:family="paragraph" style:parent-style-name="Standard">
      <style:paragraph-properties style:line-height-at-least="0.1583in"/>
      <style:text-properties fo:color="#d4d4d4" style:font-name="Droid Sans Mono" fo:font-size="8.39999961853027pt" fo:font-weight="normal" officeooo:rsid="0025d2e4" officeooo:paragraph-rsid="00207a3b" fo:background-color="#333333" style:font-size-asian="10.5pt" style:font-size-complex="10.5pt"/>
    </style:style>
    <style:style style:name="P33" style:family="paragraph" style:parent-style-name="Standard">
      <style:paragraph-properties style:line-height-at-least="0.1583in"/>
      <style:text-properties fo:color="#d4d4d4" style:font-name="Droid Sans Mono" fo:font-size="8.39999961853027pt" fo:font-weight="normal" officeooo:rsid="0026ed50" officeooo:paragraph-rsid="00207a3b" fo:background-color="#333333" style:font-size-asian="12pt" style:font-size-complex="12pt"/>
    </style:style>
    <style:style style:name="P34" style:family="paragraph" style:parent-style-name="Standard">
      <style:paragraph-properties style:line-height-at-least="0.1583in"/>
      <style:text-properties fo:color="#d4d4d4" style:font-name="Droid Sans Mono" fo:font-size="8.39999961853027pt" fo:font-weight="normal" officeooo:rsid="0026ed50" officeooo:paragraph-rsid="0026ed50" fo:background-color="#333333" style:font-size-asian="12pt" style:font-size-complex="12pt"/>
    </style:style>
    <style:style style:name="P35" style:family="paragraph" style:parent-style-name="Standard">
      <style:paragraph-properties style:line-height-at-least="0.1583in"/>
      <style:text-properties fo:color="#d4d4d4" style:font-name="Droid Sans Mono" fo:font-size="8.39999961853027pt" fo:font-weight="normal" officeooo:rsid="0026ed50" officeooo:paragraph-rsid="0028c0e7" fo:background-color="#333333" style:font-size-asian="12pt" style:font-size-complex="12pt"/>
    </style:style>
    <style:style style:name="P36" style:family="paragraph" style:parent-style-name="Standard">
      <style:paragraph-properties style:line-height-at-least="0.1583in"/>
      <style:text-properties fo:background-color="#333333"/>
    </style:style>
    <style:style style:name="P37" style:family="paragraph" style:parent-style-name="Standard">
      <style:paragraph-properties style:line-height-at-least="0.1583in"/>
      <style:text-properties officeooo:paragraph-rsid="0026ed50" fo:background-color="#333333"/>
    </style:style>
    <style:style style:name="P38" style:family="paragraph" style:parent-style-name="Standard">
      <style:paragraph-properties style:line-height-at-least="0.1583in"/>
      <style:text-properties officeooo:paragraph-rsid="0028c0e7" fo:background-color="#333333"/>
    </style:style>
    <style:style style:name="P39" style:family="paragraph" style:parent-style-name="Standard">
      <style:paragraph-properties style:line-height-at-least="0.1583in"/>
      <style:text-properties fo:color="#ffffff" style:font-name="Droid Sans Mono" fo:font-size="8.39999961853027pt" fo:font-weight="normal" officeooo:rsid="0026ed50" officeooo:paragraph-rsid="0026ed50" fo:background-color="#333333"/>
    </style:style>
    <style:style style:name="P40" style:family="paragraph" style:parent-style-name="Standard">
      <style:paragraph-properties style:line-height-at-least="0.1583in"/>
      <style:text-properties fo:color="#ffffff" style:font-name="Droid Sans Mono" fo:font-size="8.39999961853027pt" fo:font-weight="normal" fo:background-color="#333333"/>
    </style:style>
    <style:style style:name="P41" style:family="paragraph" style:parent-style-name="Standard">
      <style:text-properties officeooo:paragraph-rsid="00207a3b"/>
    </style:style>
    <style:style style:name="P42" style:family="paragraph" style:parent-style-name="Standard">
      <style:paragraph-properties style:line-height-at-least="0.1583in"/>
      <style:text-properties fo:color="#000000" style:font-name="Liberation Serif" fo:font-size="12pt" fo:font-weight="normal" officeooo:rsid="0025d2e4" officeooo:paragraph-rsid="0025d2e4" fo:background-color="#ffffff" style:font-size-asian="12pt" style:font-size-complex="12pt"/>
    </style:style>
    <style:style style:name="P43" style:family="paragraph" style:parent-style-name="Standard">
      <style:paragraph-properties style:line-height-at-least="0.1583in"/>
      <style:text-properties fo:color="#000000" style:font-name="Liberation Serif" fo:font-size="12pt" fo:font-weight="normal" officeooo:rsid="0026ed50" officeooo:paragraph-rsid="0026ed50" fo:background-color="#ffffff" style:font-size-asian="12pt" style:font-size-complex="12pt"/>
    </style:style>
    <style:style style:name="P44" style:family="paragraph" style:parent-style-name="Standard">
      <style:paragraph-properties style:line-height-at-least="0.1583in"/>
      <style:text-properties fo:color="#000000" style:font-name="Liberation Serif" fo:font-size="12pt" fo:font-style="italic" fo:font-weight="normal" officeooo:rsid="0026ed50" officeooo:paragraph-rsid="0026ed50" fo:background-color="#ffffff" style:font-size-asian="12pt" style:font-style-asian="italic" style:font-size-complex="12pt" style:font-style-complex="italic"/>
    </style:style>
    <style:style style:name="P45" style:family="paragraph" style:parent-style-name="Standard">
      <style:paragraph-properties style:line-height-at-least="0.1583in"/>
      <style:text-properties fo:color="#000000" style:font-name="Liberation Serif" fo:font-size="12pt" fo:font-style="normal" fo:font-weight="normal" officeooo:rsid="002831e8" officeooo:paragraph-rsid="002831e8" fo:background-color="#ffffff" style:font-size-asian="12pt" style:font-style-asian="normal" style:font-size-complex="12pt" style:font-style-complex="normal"/>
    </style:style>
    <style:style style:name="P46" style:family="paragraph" style:parent-style-name="Standard">
      <style:paragraph-properties style:line-height-at-least="0.1583in"/>
      <style:text-properties fo:color="#000000" style:font-name="Liberation Serif" fo:font-size="12pt" fo:font-style="normal" fo:font-weight="normal" officeooo:rsid="002831e8" officeooo:paragraph-rsid="0028c0e7" fo:background-color="#ffffff" style:font-size-asian="12pt" style:font-style-asian="normal" style:font-size-complex="12pt" style:font-style-complex="normal"/>
    </style:style>
    <style:style style:name="P47" style:family="paragraph" style:parent-style-name="Standard">
      <style:text-properties style:font-name="Liberation Serif" fo:font-size="12pt" officeooo:rsid="0018ff99" officeooo:paragraph-rsid="0018ff99" style:font-size-asian="12pt" style:font-size-complex="12pt"/>
    </style:style>
    <style:style style:name="P48" style:family="paragraph" style:parent-style-name="Standard">
      <style:text-properties style:font-name="Liberation Serif" fo:font-size="12pt" officeooo:rsid="0018ff99" officeooo:paragraph-rsid="0028c0e7" style:font-size-asian="12pt" style:font-size-complex="12pt"/>
    </style:style>
    <style:style style:name="P49" style:family="paragraph" style:parent-style-name="Standard">
      <style:text-properties style:font-name="Liberation Serif" fo:font-size="12pt" officeooo:rsid="0019f8dc" officeooo:paragraph-rsid="0019f8dc" style:font-size-asian="12pt" style:font-size-complex="12pt"/>
    </style:style>
    <style:style style:name="P50" style:family="paragraph" style:parent-style-name="Standard">
      <style:text-properties style:font-name="Liberation Serif" fo:font-size="12pt" officeooo:rsid="0019f8dc" officeooo:paragraph-rsid="0028c0e7" style:font-size-asian="12pt" style:font-size-complex="12pt"/>
    </style:style>
    <style:style style:name="P51" style:family="paragraph" style:parent-style-name="Standard">
      <style:text-properties style:font-name="Liberation Serif" fo:font-size="12pt" officeooo:rsid="002b72d8" officeooo:paragraph-rsid="002b72d8" style:font-size-asian="12pt" style:font-size-complex="12pt"/>
    </style:style>
    <style:style style:name="P52" style:family="paragraph" style:parent-style-name="Table_20_Contents">
      <style:text-properties fo:background-color="#333333"/>
    </style:style>
    <style:style style:name="P53" style:family="paragraph" style:parent-style-name="Table_20_Contents">
      <style:text-properties officeooo:paragraph-rsid="00207a3b" fo:background-color="#333333"/>
    </style:style>
    <style:style style:name="P54" style:family="paragraph" style:parent-style-name="Table_20_Contents">
      <style:text-properties officeooo:paragraph-rsid="0028c0e7" fo:background-color="#333333"/>
    </style:style>
    <style:style style:name="P55" style:family="paragraph" style:parent-style-name="Table_20_Contents">
      <style:text-properties officeooo:rsid="00207a3b" officeooo:paragraph-rsid="00207a3b" fo:background-color="#333333"/>
    </style:style>
    <style:style style:name="P56" style:family="paragraph" style:parent-style-name="Table_20_Contents">
      <style:text-properties officeooo:rsid="00131594" officeooo:paragraph-rsid="00131594"/>
    </style:style>
    <style:style style:name="P57" style:family="paragraph" style:parent-style-name="Table_20_Contents">
      <style:text-properties officeooo:rsid="00131594" officeooo:paragraph-rsid="00207a3b"/>
    </style:style>
    <style:style style:name="P58" style:family="paragraph" style:parent-style-name="Table_20_Contents">
      <style:text-properties officeooo:rsid="00131594" officeooo:paragraph-rsid="0028c0e7"/>
    </style:style>
    <style:style style:name="P59" style:family="paragraph" style:parent-style-name="Table_20_Contents">
      <style:text-properties officeooo:rsid="001e9353" officeooo:paragraph-rsid="001e9353"/>
    </style:style>
    <style:style style:name="P60" style:family="paragraph" style:parent-style-name="Table_20_Contents">
      <style:text-properties officeooo:rsid="001f2323" officeooo:paragraph-rsid="001f2323"/>
    </style:style>
    <style:style style:name="P61" style:family="paragraph" style:parent-style-name="Table_20_Contents">
      <style:text-properties officeooo:rsid="00207a3b" officeooo:paragraph-rsid="00207a3b"/>
    </style:style>
    <style:style style:name="P62" style:family="paragraph" style:parent-style-name="Table_20_Contents">
      <style:text-properties officeooo:paragraph-rsid="00207a3b"/>
    </style:style>
    <style:style style:name="P63" style:family="paragraph" style:parent-style-name="Table_20_Contents">
      <style:text-properties officeooo:rsid="0024018a" officeooo:paragraph-rsid="0024018a"/>
    </style:style>
    <style:style style:name="P64" style:family="paragraph" style:parent-style-name="Table_20_Contents">
      <style:text-properties officeooo:rsid="00259d2a" officeooo:paragraph-rsid="00259d2a"/>
    </style:style>
    <style:style style:name="P65" style:family="paragraph" style:parent-style-name="Table_20_Contents">
      <style:text-properties officeooo:rsid="0025d2e4" officeooo:paragraph-rsid="0025d2e4"/>
    </style:style>
    <style:style style:name="P66" style:family="paragraph" style:parent-style-name="Table_20_Contents">
      <style:text-properties officeooo:paragraph-rsid="0028c0e7"/>
    </style:style>
    <style:style style:name="P67" style:family="paragraph" style:parent-style-name="Table_20_Contents">
      <style:text-properties officeooo:rsid="0028c0e7" officeooo:paragraph-rsid="0028c0e7"/>
    </style:style>
    <style:style style:name="P68" style:family="paragraph" style:parent-style-name="Table_20_Contents">
      <style:text-properties officeooo:rsid="002961ad" officeooo:paragraph-rsid="002961ad"/>
    </style:style>
    <style:style style:name="P69" style:family="paragraph" style:parent-style-name="Table_20_Contents">
      <style:text-properties officeooo:rsid="002a80f5" officeooo:paragraph-rsid="002a80f5"/>
    </style:style>
    <style:style style:name="P70" style:family="paragraph" style:parent-style-name="Table_20_Contents">
      <style:text-properties officeooo:rsid="002a80f5" officeooo:paragraph-rsid="002b72d8"/>
    </style:style>
    <style:style style:name="P71" style:family="paragraph" style:parent-style-name="Table_20_Contents">
      <style:text-properties officeooo:rsid="002b72d8" officeooo:paragraph-rsid="002b72d8"/>
    </style:style>
    <style:style style:name="P72" style:family="paragraph" style:parent-style-name="Table_20_Contents">
      <style:text-properties fo:color="#000000" officeooo:rsid="002b72d8" officeooo:paragraph-rsid="002b72d8"/>
    </style:style>
    <style:style style:name="P73" style:family="paragraph" style:parent-style-name="Horizontal_20_Line">
      <style:text-properties fo:font-size="15pt" officeooo:rsid="00131594" style:font-size-asian="15pt" style:font-size-complex="15pt"/>
    </style:style>
    <style:style style:name="P74" style:family="paragraph" style:parent-style-name="Standard">
      <style:paragraph-properties fo:margin-top="0in" fo:margin-bottom="0.1965in" loext:contextual-spacing="false" style:line-height-at-least="0.1583in"/>
      <style:text-properties fo:background-color="#333333"/>
    </style:style>
    <style:style style:name="P75" style:family="paragraph" style:parent-style-name="Standard">
      <style:text-properties fo:font-size="18pt" officeooo:rsid="001ba74f" officeooo:paragraph-rsid="001ba74f" style:font-size-asian="18pt" style:font-size-complex="18pt"/>
    </style:style>
    <style:style style:name="P76" style:family="paragraph" style:parent-style-name="Standard">
      <style:text-properties fo:font-size="18pt" officeooo:rsid="001ba74f" officeooo:paragraph-rsid="00207a3b" style:font-size-asian="18pt" style:font-size-complex="18pt"/>
    </style:style>
    <style:style style:name="P77" style:family="paragraph" style:parent-style-name="Standard">
      <style:text-properties fo:font-size="18pt" officeooo:rsid="001ba74f" officeooo:paragraph-rsid="0028c0e7" style:font-size-asian="18pt" style:font-size-complex="18pt"/>
    </style:style>
    <style:style style:name="P78" style:family="paragraph" style:parent-style-name="Standard">
      <style:paragraph-properties style:line-height-at-least="0.1583in"/>
      <style:text-properties fo:color="#d4d4d4" style:font-name="Droid Sans Mono" fo:font-size="8.39999961853027pt" fo:font-weight="normal" fo:background-color="#333333"/>
    </style:style>
    <style:style style:name="P79" style:family="paragraph" style:parent-style-name="Standard">
      <style:paragraph-properties style:line-height-at-least="0.1583in"/>
      <style:text-properties fo:color="#d4d4d4" style:font-name="Droid Sans Mono" fo:font-size="8.39999961853027pt" fo:font-weight="normal" officeooo:paragraph-rsid="0028c0e7" fo:background-color="#333333"/>
    </style:style>
    <style:style style:name="P80" style:family="paragraph" style:parent-style-name="Standard">
      <style:paragraph-properties style:line-height-at-least="0.1583in"/>
      <style:text-properties fo:color="#dcdcaa" style:font-name="Droid Sans Mono" fo:font-size="8.39999961853027pt" fo:font-weight="normal" fo:background-color="#333333"/>
    </style:style>
    <style:style style:name="P81" style:family="paragraph" style:parent-style-name="Standard">
      <style:text-properties fo:font-size="12pt" fo:font-weight="normal" officeooo:rsid="001ba74f" officeooo:paragraph-rsid="00207a3b" style:font-size-asian="12pt" style:font-weight-asian="normal" style:font-size-complex="12pt" style:font-weight-complex="normal"/>
    </style:style>
    <style:style style:name="P82" style:family="paragraph" style:parent-style-name="Standard">
      <style:text-properties fo:font-size="12pt" officeooo:rsid="001a1acc" officeooo:paragraph-rsid="001ba74f" style:font-size-asian="12pt" style:font-size-complex="12pt"/>
    </style:style>
    <style:style style:name="P83" style:family="paragraph" style:parent-style-name="Standard">
      <style:text-properties fo:font-size="12pt" officeooo:rsid="002c0df6" officeooo:paragraph-rsid="002c0df6" style:font-size-asian="12pt" style:font-size-complex="12pt"/>
    </style:style>
    <style:style style:name="P84" style:family="paragraph" style:parent-style-name="Table_20_Contents">
      <style:text-properties fo:color="#000000" officeooo:rsid="002b72d8" officeooo:paragraph-rsid="002b72d8"/>
    </style:style>
    <style:style style:name="T1" style:family="text">
      <style:text-properties fo:color="#dcdcaa"/>
    </style:style>
    <style:style style:name="T2" style:family="text">
      <style:text-properties fo:color="#ce9178"/>
    </style:style>
    <style:style style:name="T3" style:family="text">
      <style:text-properties fo:font-weight="bold" style:font-weight-asian="bold" style:font-weight-complex="bold"/>
    </style:style>
    <style:style style:name="T4" style:family="text">
      <style:text-properties officeooo:rsid="001ba74f"/>
    </style:style>
    <style:style style:name="T5" style:family="text">
      <style:text-properties officeooo:rsid="001d389d"/>
    </style:style>
    <style:style style:name="T6" style:family="text">
      <style:text-properties fo:font-size="12pt" style:font-size-complex="12pt"/>
    </style:style>
    <style:style style:name="T7" style:family="text">
      <style:text-properties officeooo:rsid="001f2323"/>
    </style:style>
    <style:style style:name="T8" style:family="text">
      <style:text-properties style:text-position="super 58%"/>
    </style:style>
    <style:style style:name="T9" style:family="text">
      <style:text-properties fo:color="#ff0000"/>
    </style:style>
    <style:style style:name="T10" style:family="text">
      <style:text-properties fo:color="#ff0000" officeooo:rsid="002b72d8"/>
    </style:style>
    <style:style style:name="T11" style:family="text">
      <style:text-properties officeooo:rsid="002b72d8"/>
    </style:style>
    <style:style style:name="T12" style:family="text">
      <style:text-properties fo:color="#ce181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ming Language Homework2 Report</text:p>
      <text:p text:style-name="P3">張財實</text:p>
      <text:p text:style-name="P3">資訊三乙</text:p>
      <text:p text:style-name="P3">F74055047</text:p>
      <text:p text:style-name="P73"/>
      <text:p text:style-name="P75">Problem 1:</text:p>
      <text:p text:style-name="P11"><text:span text:style-name="T3">Execution</text:span>： $ <text:span text:style-name="T4">swipl -q -s plhw3p1</text:span>.<text:span text:style-name="T4">pl</text:span></text:p>
      <text:p text:style-name="P11"><text:span text:style-name="T3">Sample</text:span><text:span text:style-name="T4">：</text:span></text:p>
      <text:p text:style-name="P11">Input : 10</text:p>
      <text:p text:style-name="P11">Output: 5 5</text:p>
      <text:p text:style-name="P11">Output: 3 7</text:p>
      <text:p text:style-name="P11">Input : 100</text:p>
      <text:p text:style-name="P11">Output: 47 53</text:p>
      <text:p text:style-name="P11">Output: 41 59</text:p>
      <text:p text:style-name="P11">Output: 29 71</text:p>
      <text:p text:style-name="P11">Output: 17 83</text:p>
      <text:p text:style-name="P11">Output: 11 89</text:p>
      <text:p text:style-name="P11">Output: 3 97</text:p>
      <text:p text:style-name="P11">Input : 500</text:p>
      <text:p text:style-name="P11">Output: 229 271</text:p>
      <text:p text:style-name="P11">Output: 223 277</text:p>
      <text:p text:style-name="P11">Output: 193 307</text:p>
      <text:p text:style-name="P11">Output: 163 337</text:p>
      <text:p text:style-name="P11">Output: 151 349</text:p>
      <text:p text:style-name="P11">Output: 127 373</text:p>
      <text:p text:style-name="P11">Output: 103 397</text:p>
      <text:p text:style-name="P11">Output: 79 421</text:p>
      <text:p text:style-name="P11">Output: 67 433</text:p>
      <text:p text:style-name="P11">Output: 61 439</text:p>
      <text:p text:style-name="P11">Output: 43 457</text:p>
      <text:p text:style-name="P11">Output: 37 463</text:p>
      <text:p text:style-name="P11">Output: 13 487</text:p>
      <text:p text:style-name="P83"><text:span text:style-name="T12">this is an updated output, since we are required to list all pair</text:span></text:p>
      <text:p text:style-name="P11">Input : <text:span text:style-name="T4">(press ctrl+c and ‘a’ to exit)</text:span></text:p>
      <text:p text:style-name="P4"/>
      <text:p text:style-name="P14">Implementation:</text:p>
      <text:p text:style-name="P17">I assume all the input is a valid even number, greater than 2 start from 4, and so on. Then first, split the input number to 2 number, which means each number of left hand side and right hand side sum up will be the input number itself, but start with NUM/2.</text:p>
      <text:p text:style-name="P17"/>
      <text:p text:style-name="P22"><text:tab/><text:tab/><text:tab/><text:tab/>For example 10 (split)→ 5, 5</text:p>
      <text:p text:style-name="P18"><text:tab/></text:p>
      <text:p text:style-name="P18">Then, if the initial pair does not meet the criteria, decrease left and increase right until the criteria is met.</text:p>
      <text:p text:style-name="P18"/>
      <text:p text:style-name="P23"><text:soft-page-break/><text:tab/><text:tab/><text:tab/><text:tab/>For example <text:span text:style-name="T5">10 (split)→ 5, 5 →</text:span> 4, 6<text:span text:style-name="T5">→ </text:span>3<text:span text:style-name="T5">, </text:span>7<text:span text:style-name="T5"> →</text:span> 2, 8<text:span text:style-name="T5">→ </text:span>1<text:span text:style-name="T5">, </text:span>9 …</text:p>
      <text:p text:style-name="P18"><text:tab/></text:p>
      <text:p text:style-name="P18">But we will not go so far as 5, 5 already met the criteria, just output it.</text:p>
      <text:p text:style-name="P18"/>
      <text:p text:style-name="P18">Main component:</text:p>
      <text:p text:style-name="P18">- To test a prime number, a function predicate</text:p>
      <text:p text:style-name="P18">- To test both of left and right are pimes, a function predicate</text:p>
      <text:p text:style-name="P4"/>
      <text:p text:style-name="P10">Code Explanation:</text:p>
      <table:table table:name="Table1" table:style-name="Table1">
        <table:table-column table:style-name="Table1.A"/>
        <table:table-column table:style-name="Table1.B"/>
        <table:table-row>
          <table:table-cell table:style-name="Table1.A1" office:value-type="string">
            <text:p text:style-name="P26"/>
          </table:table-cell>
          <table:table-cell table:style-name="Table1.B1" office:value-type="string">
            <text:p text:style-name="P26">is_prime(Number, P):-</text:p>
            <text:p text:style-name="P26"><text:s text:c="2"/>N is <text:span text:style-name="T1">truncate</text:span>(<text:span text:style-name="T1">sqrt</text:span>(Number)),</text:p>
            <text:p text:style-name="P26"><text:s text:c="2"/>loop_divisor(N,Number, 100, Y),</text:p>
            <text:p text:style-name="P26"><text:s text:c="2"/>P = Y.</text:p>
          </table:table-cell>
        </table:table-row>
        <table:table-row>
          <table:table-cell table:style-name="Table1.A2" office:value-type="string">
            <text:p text:style-name="P56"/>
          </table:table-cell>
          <table:table-cell table:style-name="Table1.B2" office:value-type="string">
            <text:p text:style-name="P59">This is_prime predicate takes the NUMBER, then use the homwork 1 prime approach to test the number, get its square root first, then we will know the number’s divisor can be only up to its square root, so we enter a loop call loop_divisor. </text:p>
            <text:p text:style-name="P59"/>
            <text:p text:style-name="P60">The result of the loop_divisor will give a return value to Y, then assign Y to P, make the conjecture predicate to determine the result.</text:p>
          </table:table-cell>
        </table:table-row>
        <table:table-row>
          <table:table-cell table:style-name="Table1.A3" office:value-type="string">
            <text:p text:style-name="P52"/>
          </table:table-cell>
          <table:table-cell table:style-name="Table1.B3" office:value-type="string">
            <text:p text:style-name="P29">loop_divisor(_, _, 0, not_prime).</text:p>
            <text:p text:style-name="P26">loop_divisor(1, _, _, prime).</text:p>
            <text:p text:style-name="P74"/>
            <text:p text:style-name="P26">loop_divisor(N,Number, _, Y):-</text:p>
            <text:p text:style-name="P26"><text:s text:c="2"/>N &gt; 0,</text:p>
            <text:p text:style-name="P26"><text:s text:c="2"/>X is mod(Number, N),</text:p>
            <text:p text:style-name="P26"><text:s text:c="2"/>M is N - 1,</text:p>
            <text:p text:style-name="P26"><text:s text:c="2"/>loop_divisor(M,Number, X, Y).</text:p>
          </table:table-cell>
        </table:table-row>
        <table:table-row>
          <table:table-cell table:style-name="Table1.A4" office:value-type="string">
            <text:p text:style-name="Table_20_Contents"/>
          </table:table-cell>
          <table:table-cell table:style-name="Table1.B4" office:value-type="string">
            <text:p text:style-name="P59">The divisor N must greater than 0, consider TRUE</text:p>
            <text:p text:style-name="P59">We can check divisible by the mode predicate, and loop it again.</text:p>
            <text:p text:style-name="P59"/>
            <text:p text:style-name="P59"><text:span text:style-name="T7">The first</text:span> facts <text:span text:style-name="T7">above </text:span>sa<text:span text:style-name="T7">ys</text:span> once t<text:span text:style-name="T7">he loop encounter a remainder(mod result) is 0, it means the number cannot be a prime, and return not_prime to previous layer.</text:span></text:p>
            <text:p text:style-name="P59"/>
            <text:p text:style-name="P60">The second facts says after the divisor loop through the end (N → …→ .. 2) but not 1, (meet 1), then the first fact does not occur, telling that the number is a prime, return prime. </text:p>
          </table:table-cell>
        </table:table-row>
        <table:table-row>
          <table:table-cell table:style-name="Table1.A3" office:value-type="string">
            <text:p text:style-name="P52"/>
          </table:table-cell>
          <table:table-cell table:style-name="Table1.B3" office:value-type="string">
            <text:p text:style-name="P26">conjecture(L, prime, R, prime):-</text:p>
            <text:p text:style-name="P26"><text:s text:c="2"/>L1 is L + 1,</text:p>
            <text:p text:style-name="P26"><text:s text:c="2"/>R1 is R - 1,</text:p>
            <text:p text:style-name="P26"><text:s text:c="2"/>format(<text:span text:style-name="T2">"Output: ~w ~w ~n"</text:span>, [L1,R1]).</text:p>
            <text:p text:style-name="P36"/>
            <text:p text:style-name="P26">conjecture(L, _, R, _):-</text:p>
            <text:p text:style-name="P26"><text:s text:c="2"/>is_prime(L, X),</text:p>
            <text:p text:style-name="P26"><text:s text:c="2"/>is_prime(R, Y),</text:p>
            <text:p text:style-name="P26"><text:s text:c="2"/>L1 is L - 1,</text:p>
            <text:p text:style-name="P26"><text:s text:c="2"/>R1 is R + 1,</text:p>
            <text:p text:style-name="P26"><text:s text:c="2"/>conjecture(L1, X, R1, Y).</text:p>
          </table:table-cell>
        </table:table-row>
        <table:table-row>
          <table:table-cell table:style-name="Table1.A6" office:value-type="string">
            <text:p text:style-name="Table_20_Contents"/>
          </table:table-cell>
          <table:table-cell table:style-name="Table1.B6" office:value-type="string">
            <text:p text:style-name="P60">The first predicate conjecture says that when both the 2<text:span text:style-name="T8">nd</text:span> and 4<text:span text:style-name="T8">th</text:span> argument given is prime, then the L and R value taken will the the answer for the NUMBER.</text:p>
            <text:p text:style-name="P60">But the second predicate involved recursions, so the L and R is shifted at the last time, so we <text:soft-page-break/>have to shift it back to the prime number.</text:p>
            <text:p text:style-name="P60"/>
            <text:p text:style-name="P60">The second predicate takes L and R as query numbers, inside this predicate, we will be checking whether both L and R is a prime number , then get the new L and R in advance. By each iteration, is_prime will tell L and R’s identity (prime or not_prime), use these new L and R and result to recursively call conjecture again, until it meets the first predicate criteria.</text:p>
          </table:table-cell>
        </table:table-row>
        <table:table-row>
          <table:table-cell table:style-name="Table1.A3" office:value-type="string">
            <text:p text:style-name="P52"/>
          </table:table-cell>
          <table:table-cell table:style-name="Table1.B3" office:value-type="string">
            <text:p text:style-name="P80">program:- program_loop.</text:p>
            <text:p text:style-name="P36"/>
            <text:p text:style-name="P26">program_loop:-</text:p>
            <text:p text:style-name="P26"><text:span text:style-name="T1"><text:s text:c="2"/>write</text:span>(<text:span text:style-name="T2">"Input : "</text:span>), </text:p>
            <text:p text:style-name="P26"><text:s text:c="2"/>readln(X),</text:p>
            <text:p text:style-name="P26"><text:s text:c="2"/>[Number|_] = X,</text:p>
            <text:p text:style-name="P26"><text:s text:c="2"/>Y is div(Number,2),</text:p>
            <text:p text:style-name="P26"><text:s text:c="2"/>conjecture(Y, not_prime, Y, not_prime),</text:p>
            <text:p text:style-name="P26"><text:s text:c="2"/>program_loop.</text:p>
          </table:table-cell>
        </table:table-row>
        <table:table-row>
          <table:table-cell table:style-name="Table1.A8" office:value-type="string">
            <text:p text:style-name="Table_20_Contents"/>
          </table:table-cell>
          <table:table-cell table:style-name="Table1.B8" office:value-type="string">
            <text:p text:style-name="P61">Program start just call program loop, and program loop never stop.</text:p>
            <text:p text:style-name="P61"/>
            <text:p text:style-name="P61">In program loop, we have to take the input, note that we must use readln (I try read several times, readln is the best way), and the read input is a type of list. Take of the list bracket and divide the number first (as mentioned in my implementation). Do the conjecture and boom, done!</text:p>
          </table:table-cell>
        </table:table-row>
        <table:table-row>
          <table:table-cell table:style-name="Table1.A3" office:value-type="string">
            <text:p text:style-name="Table_20_Contents"/>
          </table:table-cell>
          <table:table-cell table:style-name="Table1.B3" office:value-type="string">
            <text:p text:style-name="P26">main:-</text:p>
            <text:p text:style-name="P26"><text:s text:c="2"/>program,</text:p>
            <text:p text:style-name="P26"><text:s text:c="2"/>halt.</text:p>
            <text:p text:style-name="P36"/>
            <text:p text:style-name="P26">:- initialization(main).</text:p>
            <text:p text:style-name="P26"/>
          </table:table-cell>
        </table:table-row>
        <table:table-row>
          <table:table-cell table:style-name="Table1.A10" office:value-type="string">
            <text:p text:style-name="Table_20_Contents"/>
          </table:table-cell>
          <table:table-cell table:style-name="Table1.B10" office:value-type="string">
            <text:p text:style-name="P61">Scripting format, must halt otherwise end of execution return command line.</text:p>
          </table:table-cell>
        </table:table-row>
      </table:table>
      <text:p text:style-name="P1"/>
      <text:p text:style-name="P47">Review : </text:p>
      <text:p text:style-name="P51">Hard to understand prolog at first.</text:p>
      <text:p text:style-name="P49"/>
      <text:p text:style-name="P76">Problem 2:</text:p>
      <text:p text:style-name="P12"><text:span text:style-name="T3">Execution</text:span>： $ <text:span text:style-name="T4">swipl -q -s plhw2p2</text:span>.<text:span text:style-name="T4">pl</text:span></text:p>
      <text:p text:style-name="P19"><text:span text:style-name="T3">Sample </text:span>: </text:p>
      <text:p text:style-name="P19">[changchaishi@iknowright plhw3]$ swipl -q -s plhw3p2.pl</text:p>
      <text:p text:style-name="P81">|: 6</text:p>
      <text:p text:style-name="P81">|: 1 2</text:p>
      <text:p text:style-name="P81">|: 2 3</text:p>
      <text:p text:style-name="P81">|: 1 4</text:p>
      <text:p text:style-name="P81">|: 4 5</text:p>
      <text:p text:style-name="P81">|: 4 6</text:p>
      <text:p text:style-name="P81">|: 3</text:p>
      <text:p text:style-name="P81">|: 3 4</text:p>
      <text:p text:style-name="P81">|: 5 6</text:p>
      <text:p text:style-name="P81">|: 1 2</text:p>
      <text:p text:style-name="P81">1</text:p>
      <text:p text:style-name="P81">4</text:p>
      <text:p text:style-name="P81"><text:soft-page-break/>1</text:p>
      <text:p text:style-name="P12"/>
      <text:p text:style-name="P5"/>
      <text:p text:style-name="P15">Implementation:</text:p>
      <text:p text:style-name="P24">We have three main part here,</text:p>
      <text:p text:style-name="P24">1) Get the family facts</text:p>
      <text:p text:style-name="P24"><text:tab/>I already assume the child will only have one parent, then every line we will be adding a fact parent(a,b) telling a is b’s parent. We have to do it dynamically since we declare the fact by the variable <text:s/>from stdin.</text:p>
      <text:p text:style-name="P24">2) Get the query tree</text:p>
      <text:p text:style-name="P24"><text:tab/>After building the facts, the facts are store in background of the process, then we will be taken N query of 2 node, checking their lowest common ancestor. But, we need to store the N entry first, we do all the query at once.</text:p>
      <text:p text:style-name="P24"/>
      <text:p text:style-name="P24">3) Examine the input</text:p>
      <text:p text:style-name="P8"><text:tab/><text:span text:style-name="T6">Now we got parent facts, query input, we can start analyze the lowest common ancestor of the query at once, then print the output. This is the stage to process the algorithm.</text:span></text:p>
      <text:p text:style-name="P6"/>
      <text:p text:style-name="P12">Code Explanation:</text:p>
      <table:table table:name="Table2" table:style-name="Table2">
        <table:table-column table:style-name="Table2.A"/>
        <table:table-column table:style-name="Table2.B"/>
        <table:table-row>
          <table:table-cell table:style-name="Table2.A1" office:value-type="string">
            <text:p text:style-name="P27"/>
          </table:table-cell>
          <table:table-cell table:style-name="Table2.B1" office:value-type="string">
            <text:p text:style-name="P27">:- dynamic parent/2.</text:p>
            <text:p text:style-name="P26">parent(root,_).</text:p>
          </table:table-cell>
        </table:table-row>
        <table:table-row>
          <table:table-cell table:style-name="Table2.A2" office:value-type="string">
            <text:p text:style-name="P57"/>
          </table:table-cell>
          <table:table-cell table:style-name="Table2.B2" office:value-type="string">
            <text:p text:style-name="P63">To dynamically form parent facts, allow variable to form facts.</text:p>
            <text:p text:style-name="P63"/>
            <text:p text:style-name="P64">If a variable does not have parent, make the parent of this variable <text:span text:style-name="T9">root</text:span>.</text:p>
          </table:table-cell>
        </table:table-row>
        <table:table-row>
          <table:table-cell table:style-name="Table2.A3" office:value-type="string">
            <text:p text:style-name="P53"/>
          </table:table-cell>
          <table:table-cell table:style-name="Table2.B3" office:value-type="string">
            <text:p text:style-name="P27">append([],X,X).</text:p>
            <text:p text:style-name="P26">append([X|Y],Z,[X|W]) :- append(Y,Z,W). </text:p>
          </table:table-cell>
        </table:table-row>
        <table:table-row>
          <table:table-cell table:style-name="Table2.A4" office:value-type="string">
            <text:p text:style-name="P62"/>
          </table:table-cell>
          <table:table-cell table:style-name="Table2.B4" office:value-type="string">
            <text:p text:style-name="P63">Append two list and the result return to the third argument, I mean I will use it this way, prolog and have a lot of return combinations thought.</text:p>
          </table:table-cell>
        </table:table-row>
        <table:table-row>
          <table:table-cell table:style-name="Table2.A3" office:value-type="string">
            <text:p text:style-name="P53"/>
          </table:table-cell>
          <table:table-cell table:style-name="Table2.B3" office:value-type="string">
            <text:p text:style-name="P27">member(X,[X|_], success).</text:p>
            <text:p text:style-name="P26">member(_,[], fail).</text:p>
            <text:p text:style-name="P26">member(X,[_|T],A) :- member(X,T,A).</text:p>
          </table:table-cell>
        </table:table-row>
        <table:table-row>
          <table:table-cell table:style-name="Table2.A6" office:value-type="string">
            <text:p text:style-name="P62"/>
          </table:table-cell>
          <table:table-cell table:style-name="Table2.B6" office:value-type="string">
            <text:p text:style-name="P64">Telling an variable is in the list or not. Actually I can use the ‘member’ from prolog itself but, I am too dump to use it, so I desired a return from 3<text:span text:style-name="T8">rd</text:span> argument so I can use if else afterwards.</text:p>
            <text:p text:style-name="P64"/>
          </table:table-cell>
        </table:table-row>
        <table:table-row>
          <table:table-cell table:style-name="Table2.A3" office:value-type="string">
            <text:p text:style-name="P53"/>
          </table:table-cell>
          <table:table-cell table:style-name="Table2.B3" office:value-type="string">
            <text:p text:style-name="P27">program:-</text:p>
            <text:p text:style-name="P26"><text:s text:c="2"/>readln(In),</text:p>
            <text:p text:style-name="P26"><text:s text:c="2"/>[I|_] = In,</text:p>
            <text:p text:style-name="P26"><text:s text:c="2"/>Input is I - 1,</text:p>
            <text:p text:style-name="P26"><text:s text:c="2"/>loop_tree(Input),</text:p>
            <text:p text:style-name="P26"><text:s text:c="2"/>readln(Qin),</text:p>
            <text:p text:style-name="P26"><text:s text:c="2"/>[Qinput|_] = Qin,</text:p>
            <text:p text:style-name="P26"><text:s text:c="2"/>loop_query(Qinput,[],Pairs),</text:p>
            <text:p text:style-name="P26"><text:s text:c="2"/>output(Pairs).</text:p>
          </table:table-cell>
        </table:table-row>
        <table:table-row>
          <table:table-cell table:style-name="Table2.A8" office:value-type="string">
            <text:p text:style-name="P62"/>
          </table:table-cell>
          <table:table-cell table:style-name="Table2.B8" office:value-type="string">
            <text:p text:style-name="P64">This time I will explain the code from beginning, not from the end to bigin.</text:p>
            <text:p text:style-name="P64"/>
            <text:p text:style-name="P64">Program: </text:p>
            <text:p text:style-name="P64">1) read first N, get the N, ask loop_tree to loop N times</text:p>
            <text:p text:style-name="P64">2) read M, get the M, ask loop_query to loop M times</text:p>
            <text:p text:style-name="P64"><text:soft-page-break/>3) output is to make the query happen, and produce outcome</text:p>
          </table:table-cell>
        </table:table-row>
        <table:table-row>
          <table:table-cell table:style-name="Table2.A3" office:value-type="string">
            <text:p text:style-name="P62"/>
          </table:table-cell>
          <table:table-cell table:style-name="Table2.B3" office:value-type="string">
            <text:p text:style-name="P27">loop_tree(0).</text:p>
            <text:p text:style-name="P26">loop_tree(X):-</text:p>
            <text:p text:style-name="P26"><text:s text:c="2"/>readln(I),</text:p>
            <text:p text:style-name="P26"><text:s text:c="2"/>parse_pair(I, A, B),</text:p>
            <text:p text:style-name="P26"><text:s text:c="2"/>asserta(parent(A, B)),</text:p>
            <text:p text:style-name="P26"><text:s text:c="2"/>M is X - 1,</text:p>
            <text:p text:style-name="P26"><text:s text:c="2"/>loop_tree(M).</text:p>
            <text:p text:style-name="P27"/>
          </table:table-cell>
        </table:table-row>
        <table:table-row>
          <table:table-cell table:style-name="Table2.A12" office:value-type="string">
            <text:p text:style-name="P62"/>
          </table:table-cell>
          <table:table-cell table:style-name="Table2.B10" office:value-type="string">
            <text:p text:style-name="P64">It is a form of basic loop.</text:p>
            <text:p text:style-name="P64"/>
            <text:p text:style-name="P64">I is a list containing two number [a, b]</text:p>
            <text:p text:style-name="P64">parse_pair is to get the number parse the list. [a,b] to A, B</text:p>
            <text:p text:style-name="P64">Now we have number A and B, we have to make facts, they are parent child relation, add the facts dynamically we have to use asserta(FACT)</text:p>
            <text:p text:style-name="P64"/>
            <text:p text:style-name="P64">Well, assume after this stage we got all relation facts</text:p>
          </table:table-cell>
        </table:table-row>
        <table:table-row table:style-name="Table2.11">
          <table:table-cell table:style-name="Table2.A3" office:value-type="string">
            <text:p text:style-name="P53"/>
          </table:table-cell>
          <table:table-cell table:style-name="Table2.B3" office:value-type="string">
            <text:p text:style-name="P31">loop_query(0, Temp, Pairs):-</text:p>
            <text:p text:style-name="P26"><text:s text:c="2"/>Pairs = Temp.</text:p>
            <text:p text:style-name="P26">loop_query(X, Temp, Pairs):-</text:p>
            <text:p text:style-name="P26"><text:s text:c="2"/>readln(I),</text:p>
            <text:p text:style-name="P26"><text:s text:c="2"/>append(Temp, [I], NewTemp),</text:p>
            <text:p text:style-name="P26"><text:s text:c="2"/>M is X - 1,</text:p>
            <text:p text:style-name="P26"><text:s text:c="2"/>loop_query(M, NewTemp, Pairs).</text:p>
            <text:p text:style-name="P55"/>
          </table:table-cell>
        </table:table-row>
        <table:table-row>
          <table:table-cell table:style-name="Table2.A12" office:value-type="string">
            <text:p text:style-name="P62"/>
          </table:table-cell>
          <table:table-cell table:style-name="Table2.B12" office:value-type="string">
            <text:p text:style-name="P65">Same as above, but now, we just store these list to a list, so it is list of list, we wait for output to call the list and do its job. (append use here)</text:p>
          </table:table-cell>
        </table:table-row>
        <table:table-row table:style-name="Table2.13">
          <table:table-cell table:style-name="Table2.A13" office:value-type="string">
            <text:p text:style-name="P53"/>
          </table:table-cell>
          <table:table-cell table:style-name="Table2.B13" office:value-type="string">
            <text:p text:style-name="P27">parse_pair(P, A, B):-</text:p>
            <text:p text:style-name="P26"><text:s text:c="2"/>[A|T] = P,</text:p>
            <text:p text:style-name="P26"><text:s text:c="2"/>[B|_] = T.</text:p>
            <text:p text:style-name="P27"/>
          </table:table-cell>
        </table:table-row>
        <table:table-row>
          <table:table-cell table:style-name="Table2.A20" office:value-type="string">
            <text:p text:style-name="P53"/>
          </table:table-cell>
          <table:table-cell table:style-name="Table2.B20" office:value-type="string">
            <text:p text:style-name="P42">Implementation the parse list.</text:p>
          </table:table-cell>
        </table:table-row>
        <table:table-row table:style-name="Table2.15">
          <table:table-cell table:style-name="Table2.A13" office:value-type="string">
            <text:p text:style-name="P53"/>
          </table:table-cell>
          <table:table-cell table:style-name="Table2.B13" office:value-type="string">
            <text:p text:style-name="P32">output([]).</text:p>
            <text:p text:style-name="P26"><text:s text:c="2"/>output([H|T]):-</text:p>
            <text:p text:style-name="P26"><text:s text:c="2"/>parse_pair(H, A, B),</text:p>
            <text:p text:style-name="P26"><text:s text:c="2"/>get_lists(A1, A2 , A, B),</text:p>
            <text:p text:style-name="P26"><text:s text:c="2"/>common_ancester(A1, A2),</text:p>
            <text:p text:style-name="P26"><text:s text:c="2"/>output(T).</text:p>
          </table:table-cell>
        </table:table-row>
        <table:table-row>
          <table:table-cell table:style-name="Table2.A20" office:value-type="string">
            <text:p text:style-name="P53"/>
          </table:table-cell>
          <table:table-cell table:style-name="Table2.B20" office:value-type="string">
            <text:p text:style-name="P43">Output is a loop, to loop through all the query list and print the output.</text:p>
            <text:p text:style-name="P43">Inside it, we first parse the list, get of of the node.</text:p>
            <text:p text:style-name="P43">Then get_list : get_list is to get all the ancestor of a node in list</text:p>
            <text:p text:style-name="P43">Now we have two list, common ancestor predicate is to compare their ancestor and print the result.</text:p>
          </table:table-cell>
        </table:table-row>
        <table:table-row table:style-name="Table2.17">
          <table:table-cell table:style-name="Table2.A13" office:value-type="string">
            <text:p text:style-name="P53"/>
          </table:table-cell>
          <table:table-cell table:style-name="Table2.B13" office:value-type="string">
            <text:p text:style-name="P33">get_lists(A1, A2 ,C1, C2):-</text:p>
            <text:p text:style-name="P26"><text:s text:c="2"/>parents([C1], A1, C1),</text:p>
            <text:p text:style-name="P26"><text:s text:c="2"/>parents([C2], A2, C2).</text:p>
          </table:table-cell>
        </table:table-row>
        <table:table-row>
          <table:table-cell table:style-name="Table2.A20" office:value-type="string">
            <text:p text:style-name="P53"/>
          </table:table-cell>
          <table:table-cell table:style-name="Table2.B20" office:value-type="string">
            <text:p text:style-name="P43">Ask parents predicate to give a list of the node</text:p>
          </table:table-cell>
        </table:table-row>
        <table:table-row table:style-name="Table2.19">
          <table:table-cell table:style-name="Table2.A13" office:value-type="string">
            <text:p text:style-name="P53"/>
          </table:table-cell>
          <table:table-cell table:style-name="Table2.B13" office:value-type="string">
            <text:p text:style-name="P33">parents(Temp, Result, root):-</text:p>
            <text:p text:style-name="P26"><text:soft-page-break/><text:s text:c="2"/>Result = Temp.</text:p>
            <text:p text:style-name="P26"/>
            <text:p text:style-name="P26">parents(I, F,X):-</text:p>
            <text:p text:style-name="P26"><text:s text:c="2"/>parent(Y1, X),</text:p>
            <text:p text:style-name="P26"><text:s text:c="2"/>append(I, [Y1], Fnew),</text:p>
            <text:p text:style-name="P26"><text:s text:c="2"/>NewF = Fnew,</text:p>
            <text:p text:style-name="P26"><text:s text:c="2"/>parents(NewF, F, Y1).</text:p>
          </table:table-cell>
        </table:table-row>
        <table:table-row>
          <table:table-cell table:style-name="Table2.A20" office:value-type="string">
            <text:p text:style-name="P53"/>
          </table:table-cell>
          <table:table-cell table:style-name="Table2.B20" office:value-type="string">
            <text:p text:style-name="P43">Every time the node get its parent, the parent is going to be added to the return list, then next loop(recursion) the node will become ‘parent’, doing it recursively until the parent reaches root, then stop. Return the ancestor list.</text:p>
          </table:table-cell>
        </table:table-row>
        <table:table-row table:style-name="Table2.21">
          <table:table-cell table:style-name="Table2.A13" office:value-type="string">
            <text:p text:style-name="P53"/>
          </table:table-cell>
          <table:table-cell table:style-name="Table2.B13" office:value-type="string">
            <text:p text:style-name="P39">common_ancestor([root|_], _).</text:p>
            <text:p text:style-name="P40">common_ancestor([H|T], L2):-</text:p>
            <text:p text:style-name="P40"><text:s text:c="2"/>member(H, L2, X),</text:p>
            <text:p text:style-name="P40"><text:s text:c="2"/>X = success</text:p>
            <text:p text:style-name="P40"><text:s text:c="2"/>-&gt;</text:p>
            <text:p text:style-name="P40"><text:s text:c="2"/>writeln(H)</text:p>
            <text:p text:style-name="P40"><text:s text:c="2"/>;</text:p>
            <text:p text:style-name="P40"><text:s text:c="2"/>common_ancestor(T, L2).</text:p>
            <text:p text:style-name="P39"/>
          </table:table-cell>
        </table:table-row>
        <table:table-row>
          <table:table-cell table:style-name="Table2.A22" office:value-type="string">
            <text:p text:style-name="P53"/>
          </table:table-cell>
          <table:table-cell table:style-name="Table2.B22" office:value-type="string">
            <text:p text:style-name="P43">Now it is time to call common ancestor when we got both A, B’s ancestor list.</text:p>
            <text:p text:style-name="P43"/>
            <text:p text:style-name="P43">Since the parents predicates added the list in reverse order, that means the list will be like:</text:p>
            <text:p text:style-name="P43"/>
            <text:p text:style-name="P44"><text:s text:c="24"/>[node, parent, grandparent, granddpp, …. , root]</text:p>
            <text:p text:style-name="P44"/>
            <text:p text:style-name="P45">So we can take the A list as the one to iterate and B list to compare, once the first encounter ancestor from the A is in member of B ancestor, that means that ancestor will be the lowest, so we print the answer.</text:p>
          </table:table-cell>
        </table:table-row>
        <table:table-row table:style-name="Table2.23">
          <table:table-cell table:style-name="Table2.A13" office:value-type="string">
            <text:p text:style-name="P53"/>
          </table:table-cell>
          <table:table-cell table:style-name="Table2.B13" office:value-type="string">
            <text:p text:style-name="P30">main:-</text:p>
            <text:p text:style-name="P30"><text:s text:c="2"/>program,</text:p>
            <text:p text:style-name="P30"><text:s text:c="2"/>halt.</text:p>
            <text:p text:style-name="P37"/>
            <text:p text:style-name="P34">:- initialization(main).</text:p>
          </table:table-cell>
        </table:table-row>
        <table:table-row>
          <table:table-cell table:style-name="Table2.A24" office:value-type="string">
            <text:p text:style-name="P53"/>
          </table:table-cell>
          <table:table-cell table:style-name="Table2.B24" office:value-type="string">
            <text:p text:style-name="P45">Here we have it !</text:p>
          </table:table-cell>
        </table:table-row>
      </table:table>
      <text:p text:style-name="P41"/>
      <text:p text:style-name="P48">Review : <text:span text:style-name="T11">The script is not working as in command line mode. </text:span></text:p>
      <text:p text:style-name="P50"/>
      <text:p text:style-name="P77">Problem 3:</text:p>
      <text:p text:style-name="P13"><text:span text:style-name="T3">Execution</text:span>： $ <text:span text:style-name="T4">swipl -q -s plhw3p3</text:span>.<text:span text:style-name="T4">pl</text:span></text:p>
      <text:p text:style-name="P20"><text:span text:style-name="T3">Sample </text:span>: </text:p>
      <text:p text:style-name="P20">[changchaishi@iknowright plhw3]$ swipl -q -s plhw3p3.pl</text:p>
      <text:p text:style-name="P20">|: 6 6</text:p>
      <text:p text:style-name="P20">|: 1 2</text:p>
      <text:p text:style-name="P20">|: 2 3</text:p>
      <text:p text:style-name="P20">|: 3 1</text:p>
      <text:p text:style-name="P20">|: 4 5</text:p>
      <text:p text:style-name="P20">|: 5 6</text:p>
      <text:p text:style-name="P20">|: 6 4</text:p>
      <text:p text:style-name="P20">|: 2</text:p>
      <text:p text:style-name="P20"><text:soft-page-break/>|: 1 3</text:p>
      <text:p text:style-name="P20">|: 1 5</text:p>
      <text:p text:style-name="P20">Yes</text:p>
      <text:p text:style-name="P20">No</text:p>
      <text:p text:style-name="P7"/>
      <text:p text:style-name="P16">Implementation:</text:p>
      <text:p text:style-name="P21">The framework is mostly same with problem2, only some predicates are different.</text:p>
      <text:p text:style-name="P16"/>
      <text:p text:style-name="P25">We have three main part here,</text:p>
      <text:p text:style-name="P25">1) Get the family facts</text:p>
      <text:p text:style-name="P25"><text:tab/>I already assume the child will only have one parent, then every line we will be adding a fact parent(a,b) telling a is b’s parent. We have to do it dynamically since we declare the fact by the variable <text:s/>from stdin.</text:p>
      <text:p text:style-name="P25">2) Get the query tree</text:p>
      <text:p text:style-name="P25"><text:tab/>After building the facts, the facts are store in background of the process, then we will be taken N query of 2 node, checking their lowest common ancestor. But, we need to store the N entry first, we do all the query at once.</text:p>
      <text:p text:style-name="P25"/>
      <text:p text:style-name="P25">3) Examine the input</text:p>
      <text:p text:style-name="P9"><text:tab/><text:span text:style-name="T6">Now we got parent facts, query input, we can start analyze the lowest common ancestor of the query at once, then print the output. This is the stage to process the algorithm.</text:span></text:p>
      <text:p text:style-name="P7"/>
      <text:p text:style-name="P13">Code Explanation:</text:p>
      <table:table table:name="Table3" table:style-name="Table3">
        <table:table-column table:style-name="Table3.A"/>
        <table:table-column table:style-name="Table3.B"/>
        <table:table-row>
          <table:table-cell table:style-name="Table3.A1" office:value-type="string">
            <text:p text:style-name="P28"/>
          </table:table-cell>
          <table:table-cell table:style-name="Table3.B1" office:value-type="string">
            <text:p text:style-name="P28">:- dynamic relative/2.</text:p>
            <text:p text:style-name="P26"><text:s text:c="2"/>rev_relative(A,B):-</text:p>
            <text:p text:style-name="P26"><text:s text:c="2"/>asserta(relative(B,A)).</text:p>
          </table:table-cell>
        </table:table-row>
        <table:table-row>
          <table:table-cell table:style-name="Table3.A2" office:value-type="string">
            <text:p text:style-name="P58"/>
          </table:table-cell>
          <table:table-cell table:style-name="Table3.B2" office:value-type="string">
            <text:p text:style-name="P67">Instead of parent, we can call two node connecting relatives.</text:p>
            <text:p text:style-name="P67"/>
            <text:p text:style-name="P67">And we provide reverse relative, such as a relative to b so, b is relative to a too.</text:p>
          </table:table-cell>
        </table:table-row>
        <table:table-row>
          <table:table-cell table:style-name="Table3.A3" office:value-type="string">
            <text:p text:style-name="P54"/>
          </table:table-cell>
          <table:table-cell table:style-name="Table3.B3" office:value-type="string">
            <text:p text:style-name="P28">union([],[],[]).</text:p>
            <text:p text:style-name="P26">union(List1,[],List1).</text:p>
            <text:p text:style-name="P26">union(List1, [Head2|Tail2], [Head2|Output]):-</text:p>
            <text:p text:style-name="P26"><text:s text:c="2"/>\+(member(Head2,List1)), union(List1,Tail2,Output).</text:p>
            <text:p text:style-name="P26">union(List1, [Head2|Tail2], Output):-</text:p>
            <text:p text:style-name="P26"><text:s text:c="2"/>member(Head2,List1), union(List1,Tail2,Output). </text:p>
            <text:p text:style-name="P28"/>
          </table:table-cell>
        </table:table-row>
        <table:table-row>
          <table:table-cell table:style-name="Table3.A4" office:value-type="string">
            <text:p text:style-name="P66"/>
          </table:table-cell>
          <table:table-cell table:style-name="Table3.B4" office:value-type="string">
            <text:p text:style-name="P68">Union is essential, just like disjoint set.</text:p>
            <text:p text:style-name="P68"/>
            <text:p text:style-name="P69">The LOOP TREE and LOOP QUERY are SAME with PROBLEM2, so just focus on OUTPUT implementation. </text:p>
          </table:table-cell>
        </table:table-row>
        <table:table-row>
          <table:table-cell table:style-name="Table3.A3" office:value-type="string">
            <text:p text:style-name="P54"/>
          </table:table-cell>
          <table:table-cell table:style-name="Table3.B3" office:value-type="string">
            <text:p text:style-name="P28">output([]).</text:p>
            <text:p text:style-name="P26">output([H|T]):-</text:p>
            <text:p text:style-name="P26"><text:s text:c="2"/>[A|T2] = H,</text:p>
            <text:p text:style-name="P26"><text:s text:c="2"/>[B|_] = T2,</text:p>
            <text:p text:style-name="P26"><text:s text:c="2"/>do_union_self([B],[B],[B], ListB),</text:p>
            <text:p text:style-name="P26"><text:s text:c="2"/>check_connected(A,ListB),</text:p>
            <text:p text:style-name="P26"><text:s text:c="2"/>output(T).</text:p>
            <text:p text:style-name="P28"/>
          </table:table-cell>
        </table:table-row>
        <table:table-row>
          <table:table-cell table:style-name="Table3.A6" office:value-type="string">
            <text:p text:style-name="P69"/>
          </table:table-cell>
          <table:table-cell table:style-name="Table3.B6" office:value-type="string">
            <text:p text:style-name="P69">do_union_self, a predicate to spread and find its relativem return a list.</text:p>
            <text:p text:style-name="P69"/>
            <text:p text:style-name="P69"><text:soft-page-break/>For example if B do its union, if it gets [ a, b, c, d ]</text:p>
            <text:p text:style-name="P69">Then we just check whether A is inside the list, if it is, they are connected.</text:p>
            <text:p text:style-name="P69"/>
            <text:p text:style-name="P69">So, problem 3 is just to spread the union and check whether each other are in the same group(list)</text:p>
          </table:table-cell>
        </table:table-row>
        <table:table-row>
          <table:table-cell table:style-name="Table3.A3" office:value-type="string">
            <text:p text:style-name="P54"/>
          </table:table-cell>
          <table:table-cell table:style-name="Table3.B3" office:value-type="string">
            <text:p text:style-name="P28">do_union_self(Ini, [], Temp, Final):-</text:p>
            <text:p text:style-name="P26"><text:span text:style-name="T1"><text:s text:c="2"/>length</text:span>(Ini, X),</text:p>
            <text:p text:style-name="P26"><text:span text:style-name="T1"><text:s text:c="2"/>length</text:span>(Temp, Y),</text:p>
            <text:p text:style-name="P26"><text:s text:c="2"/>X \= Y</text:p>
            <text:p text:style-name="P26"><text:s text:c="2"/>-&gt;</text:p>
            <text:p text:style-name="P26"><text:s text:c="2"/>do_union_self(Ini, Ini, Ini, Final)</text:p>
            <text:p text:style-name="P26"><text:s text:c="2"/>;</text:p>
            <text:p text:style-name="P26"><text:s text:c="2"/>Final = Ini.</text:p>
            <text:p text:style-name="P36"/>
            <text:p text:style-name="P26">do_union_self(Ini, [Ele|T], Temp, Final):-</text:p>
            <text:p text:style-name="P26"><text:s text:c="2"/>findall(X,relative(Ele,X), AllRelative),</text:p>
            <text:p text:style-name="P26"><text:s text:c="2"/>union(Ini, AllRelative, UnionList),</text:p>
            <text:p text:style-name="P26"><text:s text:c="2"/>do_union_self(UnionList, T, Temp, Final).</text:p>
            <text:p text:style-name="P28"/>
          </table:table-cell>
        </table:table-row>
        <table:table-row>
          <table:table-cell table:style-name="Table3.A8" office:value-type="string">
            <text:p text:style-name="P66"/>
          </table:table-cell>
          <table:table-cell table:style-name="Table3.B8" office:value-type="string">
            <text:p text:style-name="P69">What do_self_union is actually doing is, for example:</text:p>
            <text:p text:style-name="P69"/>
            <text:p text:style-name="P69">1-2</text:p>
            <text:p text:style-name="P69">2-3</text:p>
            <text:p text:style-name="P69">3-4</text:p>
            <text:p text:style-name="P69">1-5</text:p>
            <text:p text:style-name="P69"/>
            <text:p text:style-name="P69">do_self_union(1)</text:p>
            <text:p text:style-name="P69">1 → 1-2-5 (union 1-2 then 1-5) length = 3</text:p>
            <text:p text:style-name="P69">2 → traverse 1-2-5</text:p>
            <text:p text:style-name="P69">3 → 1-2-3-5 (union from 2-3) length =4</text:p>
            <text:p text:style-name="P69">4 → traverse 1-2-3-5</text:p>
            <text:p text:style-name="P69">5 → 1-2-3-4-5 (union from 3-4) length =<text:span text:style-name="T9">5</text:span></text:p>
            <text:p text:style-name="P70">6 → traverse <text:s/>1-2-3-4-5 <text:span text:style-name="T11">(union nothing) <text:s/>length = </text:span><text:span text:style-name="T10">5</text:span></text:p>
            <text:p text:style-name="P72"/>
            <text:p text:style-name="P72">Now when traverse thru the list does not make the union list grow, means that the union is finale, then return it.</text:p>
          </table:table-cell>
        </table:table-row>
        <table:table-row>
          <table:table-cell table:style-name="Table3.A3" office:value-type="string">
            <text:p text:style-name="P66"/>
          </table:table-cell>
          <table:table-cell table:style-name="Table3.B3" office:value-type="string">
            <text:p text:style-name="P28">check_connected(A,ListB):-</text:p>
            <text:p text:style-name="P26">member(A,ListB),</text:p>
            <text:p text:style-name="P26">writeln(<text:span text:style-name="T2">"Yes"</text:span>).</text:p>
            <text:p text:style-name="P36"/>
            <text:p text:style-name="P26">check_connected(A,ListB):-</text:p>
            <text:p text:style-name="P26">\+member(A,ListB),</text:p>
            <text:p text:style-name="P26">writeln(<text:span text:style-name="T2">"No"</text:span>).</text:p>
          </table:table-cell>
        </table:table-row>
        <table:table-row>
          <table:table-cell table:style-name="Table3.A10" office:value-type="string">
            <text:p text:style-name="P66"/>
          </table:table-cell>
          <table:table-cell table:style-name="Table3.B10" office:value-type="string">
            <text:p text:style-name="P71">Just to print output if we know the union everything will be easy.</text:p>
          </table:table-cell>
        </table:table-row>
        <table:table-row table:style-name="Table3.11">
          <table:table-cell table:style-name="Table3.A11" office:value-type="string">
            <text:p text:style-name="P54"/>
          </table:table-cell>
          <table:table-cell table:style-name="Table3.B11" office:value-type="string">
            <text:p text:style-name="P28">main:-</text:p>
            <text:p text:style-name="P28"><text:s text:c="2"/>program,</text:p>
            <text:p text:style-name="P28"><text:s text:c="2"/>halt.</text:p>
            <text:p text:style-name="P38"/>
            <text:p text:style-name="P35">:- initialization(main).</text:p>
          </table:table-cell>
        </table:table-row>
        <table:table-row>
          <table:table-cell table:style-name="Table3.A12" office:value-type="string">
            <text:p text:style-name="P54"/>
          </table:table-cell>
          <table:table-cell table:style-name="Table3.B12" office:value-type="string">
            <text:p text:style-name="P46">Here we have it !</text:p>
          </table:table-cell>
        </table:table-row>
      </table:table>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4:34:45.830260548</meta:creation-date>
    <dc:date>2019-05-28T20:19:32.388656568</dc:date>
    <meta:editing-duration>PT56M59S</meta:editing-duration>
    <meta:editing-cycles>8</meta:editing-cycles>
    <meta:generator>LibreOffice/6.1.6.3$Linux_X86_64 LibreOffice_project/10$Build-3</meta:generator>
    <meta:document-statistic meta:table-count="3" meta:image-count="0" meta:object-count="0" meta:page-count="9" meta:paragraph-count="294" meta:word-count="1990" meta:character-count="11209" meta:non-whitespace-character-count="9297"/>
  </office:meta>
</office:document-meta>
</file>